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Inst" style:family="table">
      <style:table-properties style:width="17cm" table:align="margins"/>
    </style:style>
    <style:style style:name="Inst.A" style:family="table-column">
      <style:table-column-properties style:column-width="2.081cm" style:rel-column-width="1181*"/>
    </style:style>
    <style:style style:name="Inst.B" style:family="table-column">
      <style:table-column-properties style:column-width="2.501cm" style:rel-column-width="1419*"/>
    </style:style>
    <style:style style:name="Inst.C" style:family="table-column">
      <style:table-column-properties style:column-width="2.408cm" style:rel-column-width="1366*"/>
    </style:style>
    <style:style style:name="Inst.D" style:family="table-column">
      <style:table-column-properties style:column-width="3.69cm" style:rel-column-width="2094*"/>
    </style:style>
    <style:style style:name="Inst.E" style:family="table-column">
      <style:table-column-properties style:column-width="6.318cm" style:rel-column-width="3585*"/>
    </style:style>
    <style:style style:name="Inst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Inst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st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st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E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st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st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Inst.E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Inst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Inst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st.C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st.D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Inst.E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b13" officeooo:paragraph-rsid="0013d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rsid="0013db13" officeooo:paragraph-rsid="0013db13"/>
    </style:style>
    <style:style style:name="P4" style:family="paragraph" style:parent-style-name="Title">
      <style:text-properties officeooo:rsid="0013db13" officeooo:paragraph-rsid="0013db13"/>
    </style:style>
    <style:style style:name="T1" style:family="text">
      <style:text-properties officeooo:rsid="0013d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vas Instruções</text:p>
      <text:p text:style-name="P4">e </text:p>
      <text:p text:style-name="P4">Tabela da U.C</text:p>
      <text:p text:style-name="P3"/>
      <text:p text:style-name="P3">Novas operações:</text:p>
      <table:table table:name="Inst" table:style-name="Inst" table:template-name="Simple Grid Rows">
        <table:table-column table:style-name="Inst.A"/>
        <table:table-column table:style-name="Inst.B"/>
        <table:table-column table:style-name="Inst.C"/>
        <table:table-column table:style-name="Inst.D"/>
        <table:table-column table:style-name="Inst.E"/>
        <table:table-row>
          <table:table-cell table:style-name="Inst.A1" office:value-type="string">
            <text:p text:style-name="P1"><text:span text:style-name="T1">Opcode</text:span> </text:p>
          </table:table-cell>
          <table:table-cell table:style-name="Inst.B1" office:value-type="string">
            <text:p text:style-name="P2">Tipo</text:p>
          </table:table-cell>
          <table:table-cell table:style-name="Inst.B1" office:value-type="string">
            <text:p text:style-name="P2">Mnemonic</text:p>
          </table:table-cell>
          <table:table-cell table:style-name="Inst.B1" office:value-type="string">
            <text:p text:style-name="P2">Nome</text:p>
          </table:table-cell>
          <table:table-cell table:style-name="Inst.A1" office:value-type="string">
            <text:p text:style-name="P2">Operação</text:p>
          </table:table-cell>
        </table:table-row>
        <table:table-row>
          <table:table-cell table:style-name="Inst.A2" office:value-type="string">
            <text:p text:style-name="P2">0101</text:p>
          </table:table-cell>
          <table:table-cell table:style-name="Inst.B2" office:value-type="string">
            <text:p text:style-name="P2">I</text:p>
          </table:table-cell>
          <table:table-cell table:style-name="Inst.C2" office:value-type="string">
            <text:p text:style-name="P2">lui</text:p>
          </table:table-cell>
          <table:table-cell table:style-name="Inst.D2" office:value-type="string">
            <text:p text:style-name="P2">Load Upper Imm.</text:p>
          </table:table-cell>
          <table:table-cell table:style-name="Inst.E2" office:value-type="string">
            <text:p text:style-name="P2">R[0]= IMM(bits 4-7),R[0](bits 0-3).</text:p>
          </table:table-cell>
        </table:table-row>
        <table:table-row>
          <table:table-cell table:style-name="Inst.A3" office:value-type="string">
            <text:p text:style-name="P2">0110</text:p>
          </table:table-cell>
          <table:table-cell table:style-name="Inst.B3" office:value-type="string">
            <text:p text:style-name="P2">IR</text:p>
          </table:table-cell>
          <table:table-cell table:style-name="Inst.C3" office:value-type="string">
            <text:p text:style-name="P2">addhi</text:p>
          </table:table-cell>
          <table:table-cell table:style-name="Inst.D3" office:value-type="string">
            <text:p text:style-name="P2">Add Half Imm</text:p>
          </table:table-cell>
          <table:table-cell table:style-name="Inst.E3" office:value-type="string">
            <text:p text:style-name="P2">R[ra] = R[ra] + Imm</text:p>
          </table:table-cell>
        </table:table-row>
        <table:table-row>
          <table:table-cell table:style-name="Inst.A4" office:value-type="string">
            <text:p text:style-name="P2">0111</text:p>
          </table:table-cell>
          <table:table-cell table:style-name="Inst.B4" office:value-type="string">
            <text:p text:style-name="P2">J</text:p>
          </table:table-cell>
          <table:table-cell table:style-name="Inst.C4" office:value-type="string">
            <text:p text:style-name="P2">jal</text:p>
          </table:table-cell>
          <table:table-cell table:style-name="Inst.D4" office:value-type="string">
            <text:p text:style-name="P2">Jump and Link</text:p>
          </table:table-cell>
          <table:table-cell table:style-name="Inst.E4" office:value-type="string">
            <text:p text:style-name="P2">R[ra] = PC + 1, PC = R[rb]</text:p>
          </table:table-cell>
        </table:table-row>
      </table:table>
      <text:p text:style-name="P3"/>
      <text:p text:style-name="P3">Novos tipos: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5:54:19.080972601</meta:creation-date>
    <dc:date>2025-04-22T16:16:20.238689806</dc:date>
    <meta:editing-duration>PT22M1S</meta:editing-duration>
    <meta:editing-cycles>1</meta:editing-cycles>
    <meta:document-statistic meta:table-count="1" meta:image-count="0" meta:object-count="0" meta:page-count="1" meta:paragraph-count="25" meta:word-count="50" meta:character-count="237" meta:non-whitespace-character-count="210"/>
    <meta:generator>LibreOffice/7.4.7.2$Linux_X86_64 LibreOffice_project/40$Build-2</meta:generator>
  </office:meta>
</office:document-meta>
</file>